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language="de" fo:country="DE" officeooo:rsid="000fcc19" officeooo:paragraph-rsid="000fcc19" style:script-type="latin"/>
    </style:style>
    <style:style style:name="P2" style:family="paragraph" style:parent-style-name="Standard">
      <style:paragraph-properties fo:text-align="justify" style:justify-single-word="false"/>
      <style:text-properties fo:language="de" fo:country="DE" officeooo:rsid="00117e9e" officeooo:paragraph-rsid="00117e9e" style:script-type="latin"/>
    </style:style>
    <style:style style:name="P3" style:family="paragraph" style:parent-style-name="Standard">
      <style:paragraph-properties fo:text-align="justify" style:justify-single-word="false"/>
      <style:text-properties fo:language="de" fo:country="DE" officeooo:rsid="00117e9e" officeooo:paragraph-rsid="0011f657" style:script-type="latin"/>
    </style:style>
    <style:style style:name="P4" style:family="paragraph" style:parent-style-name="Standard">
      <style:paragraph-properties fo:text-align="justify" style:justify-single-word="false"/>
      <style:text-properties fo:language="de" fo:country="DE" officeooo:rsid="0011f657" officeooo:paragraph-rsid="0011f657" style:script-type="latin"/>
    </style:style>
    <style:style style:name="P5" style:family="paragraph" style:parent-style-name="Standard">
      <style:paragraph-properties fo:text-align="justify" style:justify-single-word="false"/>
      <style:text-properties fo:language="de" fo:country="DE" officeooo:paragraph-rsid="0011f657" style:script-type="latin"/>
    </style:style>
    <style:style style:name="P6" style:family="paragraph" style:parent-style-name="Standard">
      <style:paragraph-properties fo:text-align="justify" style:justify-single-word="false"/>
      <style:text-properties fo:language="de" fo:country="DE" fo:font-style="italic" officeooo:rsid="0013018b" officeooo:paragraph-rsid="0013018b" style:font-style-asian="italic" style:font-style-complex="italic" style:script-type="latin"/>
    </style:style>
    <style:style style:name="P7" style:family="paragraph" style:parent-style-name="Standard">
      <style:paragraph-properties fo:text-align="justify" style:justify-single-word="false"/>
      <style:text-properties fo:language="de" fo:country="DE" fo:font-style="normal" officeooo:rsid="0013018b" officeooo:paragraph-rsid="0013018b" style:font-style-asian="normal" style:font-style-complex="normal" style:script-type="latin"/>
    </style:style>
    <style:style style:name="P8" style:family="paragraph" style:parent-style-name="Standard">
      <style:paragraph-properties fo:text-align="justify" style:justify-single-word="false"/>
      <style:text-properties fo:language="de" fo:country="DE" fo:font-style="normal" officeooo:rsid="00138e5d" officeooo:paragraph-rsid="00138e5d" style:font-style-asian="normal" style:font-style-complex="normal" style:script-type="latin"/>
    </style:style>
    <style:style style:name="P9" style:family="paragraph" style:parent-style-name="Standard">
      <style:paragraph-properties fo:text-align="justify" style:justify-single-word="false"/>
      <style:text-properties fo:language="de" fo:country="DE" fo:font-style="normal" officeooo:rsid="0013e147" officeooo:paragraph-rsid="0013e147" style:font-style-asian="normal" style:font-style-complex="normal" style:script-type="latin"/>
    </style:style>
    <style:style style:name="P10" style:family="paragraph" style:parent-style-name="Standard">
      <style:paragraph-properties fo:text-align="justify" style:justify-single-word="false"/>
      <style:text-properties fo:language="de" fo:country="DE" fo:font-style="normal" officeooo:rsid="0014c5f2" officeooo:paragraph-rsid="0014c5f2" style:font-style-asian="normal" style:font-style-complex="normal" style:script-type="latin"/>
    </style:style>
    <style:style style:name="P11" style:family="paragraph" style:parent-style-name="Standard">
      <style:paragraph-properties fo:text-align="justify" style:justify-single-word="false"/>
      <style:text-properties fo:language="de" fo:country="DE" fo:font-style="normal" officeooo:rsid="0017c0be" officeooo:paragraph-rsid="0017c0be" style:font-style-asian="normal" style:font-style-complex="normal" style:script-type="latin"/>
    </style:style>
    <style:style style:name="P12" style:family="paragraph" style:parent-style-name="Standard">
      <style:paragraph-properties fo:text-align="justify" style:justify-single-word="false"/>
      <style:text-properties fo:language="de" fo:country="DE" fo:font-style="normal" officeooo:rsid="0019a4f3" officeooo:paragraph-rsid="0019a4f3" style:font-style-asian="normal" style:font-style-complex="normal" style:script-type="latin"/>
    </style:style>
    <style:style style:name="P13" style:family="paragraph" style:parent-style-name="Standard">
      <style:paragraph-properties fo:text-align="justify" style:justify-single-word="false"/>
      <style:text-properties fo:language="de" fo:country="DE" fo:font-style="normal" officeooo:rsid="001b1282" officeooo:paragraph-rsid="001b1282" style:font-style-asian="normal" style:font-style-complex="normal" style:script-type="latin"/>
    </style:style>
    <style:style style:name="P14" style:family="paragraph" style:parent-style-name="Standard">
      <style:paragraph-properties fo:text-align="justify" style:justify-single-word="false"/>
      <style:text-properties fo:language="de" fo:country="DE" fo:font-style="normal" officeooo:rsid="001c1589" officeooo:paragraph-rsid="001c1589" style:font-style-asian="normal" style:font-style-complex="normal" style:script-type="latin"/>
    </style:style>
    <style:style style:name="P15" style:family="paragraph" style:parent-style-name="Standard">
      <style:paragraph-properties fo:text-align="justify" style:justify-single-word="false"/>
      <style:text-properties fo:language="de" fo:country="DE" fo:font-style="normal" officeooo:rsid="001e9f70" officeooo:paragraph-rsid="001e9f70" style:font-style-asian="normal" style:font-style-complex="normal" style:script-type="latin"/>
    </style:style>
    <style:style style:name="T1" style:family="text">
      <style:text-properties officeooo:rsid="0011f657"/>
    </style:style>
    <style:style style:name="T2" style:family="text">
      <style:text-properties fo:font-style="italic" officeooo:rsid="0011f657" style:font-style-asian="italic" style:font-style-complex="italic"/>
    </style:style>
    <style:style style:name="T3" style:family="text">
      <style:text-properties fo:font-style="italic" fo:font-weight="normal" officeooo:rsid="0011f657" style:font-style-asian="italic" style:font-weight-asian="normal" style:font-style-complex="italic"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officeooo:rsid="00138e5d"/>
    </style:style>
    <style:style style:name="T6" style:family="text">
      <style:text-properties officeooo:rsid="0016c28e"/>
    </style:style>
    <style:style style:name="T7" style:family="text">
      <style:text-properties officeooo:rsid="0013e147"/>
    </style:style>
    <style:style style:name="T8" style:family="text">
      <style:text-properties officeooo:rsid="0014c5f2"/>
    </style:style>
    <style:style style:name="T9" style:family="text">
      <style:text-properties officeooo:rsid="0017c0be"/>
    </style:style>
    <style:style style:name="T10" style:family="text">
      <style:text-properties officeooo:rsid="00172056"/>
    </style:style>
    <style:style style:name="T11" style:family="text">
      <style:text-properties officeooo:rsid="0019a4f3"/>
    </style:style>
    <style:style style:name="T12" style:family="text">
      <style:text-properties officeooo:rsid="001b1282"/>
    </style:style>
    <style:style style:name="T13" style:family="text">
      <style:text-properties officeooo:rsid="001c1589"/>
    </style:style>
    <style:style style:name="T14" style:family="text">
      <style:text-properties officeooo:rsid="001d15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 ist Samstag Früh als Alexander aufsteht. Als er auf die andere Seite des Doppelbettes schaut, sieht er, dass Felix schon aufgestanden.</text:p>
      <text:p text:style-name="P2">Dabei muss Alexander lächeln, da er weiß, dass Felix gerade bei Frühstück zubereiten ist oder schon damit fertig ist. Er entscheidet sich jedoch vor dem runter ins Erdgeschoss gehen noch die Zähne zu putzen.</text:p>
      <text:p text:style-name="P3">Während Alex das macht, freut sich Felix schon auf das Wochenende mit seinem Freund. <text:span text:style-name="T1">Immerhin hat er zwei Konzertkarten für eine Band organisiert, welche beide gerne hören. Felix kontrolliert noch mal ob er alles außer die Cafés aufgedeckt hat.</text:span></text:p>
      <text:p text:style-name="P3">„<text:span text:style-name="T1">Die Cafés richte ich frisch her, so dass wir diese warm trinken können“, murmelt er zu sich.</text:span></text:p>
      <text:p text:style-name="P4">Danach geht er zum Schrank um die Notiz zu kontrollieren wann genau das Konzert ist und wann sie los müssen. Auf dieser steht:</text:p>
      <text:p text:style-name="P5"><text:span text:style-name="T2">So 6. August Konzert</text:span><text:span text:style-name="T3"> </text:span><text:span text:style-name="T4">Zucker &amp; Koffein</text:span></text:p>
      <text:p text:style-name="P6">1<text:span text:style-name="T5">1</text:span>:00 losfahren für<text:span text:style-name="T6">s</text:span> <text:span text:style-name="T6">dort</text:span> Mittagessen</text:p>
      <text:p text:style-name="P6">1<text:span text:style-name="T5">6</text:span>:00 losfahren <text:span text:style-name="T6">fürs hier</text:span> Mittagessen</text:p>
      <text:p text:style-name="P7">Als er sich die Notiz durchgelesen hatte, kommt Alexander herein.</text:p>
      <text:p text:style-name="P7">„Guten Morgen Schatz. Ich sehe, dass du dir die Notiz durchliest, wann das Konzert ist und wann wir los müssen. Wann müssen wir los?“</text:p>
      <text:p text:style-name="P7">„<text:span text:style-name="T5">Willst du morgen hier essen oder dort Mittagessen?“</text:span></text:p>
      <text:p text:style-name="P8">Alexander überlegt ein paar Momente.</text:p>
      <text:p text:style-name="P8">„Ich würde dort essen. Wann müssen wir hier los?“</text:p>
      <text:p text:style-name="P8">„Dann müssen wir morgen um 11:00 los.“</text:p>
      <text:p text:style-name="P8">„Wann hätten wir morgen los müssen, wenn ich hier Mittag essen wollen?“</text:p>
      <text:p text:style-name="P8">„Dann hätten wir um 16:00 los müssen.“</text:p>
      <text:p text:style-name="P8">„Danke das du für beide Fälle recherchiert hattest.“</text:p>
      <text:p text:style-name="P8">„<text:span text:style-name="T7">Das heißt es war nicht überflüssig das ich recherchiert hatte?“</text:span></text:p>
      <text:p text:style-name="P8">„<text:span text:style-name="T7">Nein, warum sollte es? Es zeigt doch nur, dass dir dieses Konzert und das Erlebnis an diesem Tag wichtig ist. So lass uns doch jetzt Frühstücken. Was sagst du dazu?“</text:span></text:p>
      <text:p text:style-name="P8">„<text:span text:style-name="T7">Ja passt. Welchen Café sollte ich dir bringen?“</text:span></text:p>
      <text:p text:style-name="P8">„<text:span text:style-name="T7">Einen großen Braunen bitte.“</text:span></text:p>
      <text:p text:style-name="P9">Danach geht Alex zum Tisch, schaut ob Felix alles hergerichtet hat und dann setzt er sich auf seinen Platz.</text:p>
      <text:p text:style-name="P9">In dieser Zeit geht Felix in die Küche um die Cafés herzurichten.</text:p>
      <text:p text:style-name="P9">Während Alex Café gemacht wird, schaut er bei den Cafés durch welchen er heute trinken will, entscheidet sich jedoch wie so oft für den, den sein Freund trinkt.</text:p>
      <text:p text:style-name="P9">Als er die Tasse für seinen Freund raus trägt, hat er das Gefühl kein gut genuger Sub zu sein. <text:span text:style-name="T8">Dabei krümmt er sich beim Gehen, ohne das er es selber merkt, aber Alexander auffällt.</text:span></text:p>
      <text:p text:style-name="P9">„<text:span text:style-name="T8">Hier dein Café.“, sagt Felix leicht bedrückt, als er seinem Freund die Tasse übergibt.</text:span></text:p>
      <text:p text:style-name="P9">„<text:span text:style-name="T8">Danke.“</text:span></text:p>
      <text:p text:style-name="P10">Als Alex die Tasse abnimmt, fragt er Felix bevor er weg geht: „Du Felix, was ist los?“</text:p>
      <text:p text:style-name="P10">„Wie meinst du?“</text:p>
      <text:p text:style-name="P10">„Ich seh das dich irgendwas bedrückt. Was ist es?“</text:p>
      <text:p text:style-name="P10">„Du hattest vor mir schon mehrere Subs und ich hab mit dir jetzt das erste mal einen Dom. Ich hab Angst das ich nicht gut genug bin.“</text:p>
      <text:p text:style-name="P10">Alex steht auf und umarmt seinen Freund und gibt ihm einen Kuss auf die Stirn.</text:p>
      <text:p text:style-name="P10">„Du Felix, ich erwarte nicht, dass du der ‚perfekte Sub‘ bist, ich erwarte nur, dass dir die Beziehung wichtig ist und du auch danach lebst. Du machst das so gut, dass ich manchmal vergesse, dass das dein erstes mal in einer solchen <text:span text:style-name="T9">Beziehung</text:span> ist. Also sei bitte nicht so streng mit dir selbst.“</text:p>
      <text:p text:style-name="P10">„Aber wir machen in unserer Beziehung ja nichts wirklich hartes. Bin ich dann wirklich ein guter Sub?“</text:p>
      <text:p text:style-name="P10">„Ja bist du. Die harten Sachen mach ich ungern in einer dauerhaften Beziehung, außer es ist in wenigen Session in dieser Beziehung. Und nein, nur weil du ‚härtere‘ Sachen <text:span text:style-name="T10">entgegen</text:span>nimmst, macht es dich nicht automatisch zu einem besseren Sub.“</text:p>
      <text:p text:style-name="P10"><text:soft-page-break/>„Danke.“</text:p>
      <text:p text:style-name="P10">„<text:span text:style-name="T9">Gern geschehen. Jetzt mach deinen Café damit wir gemeinsam frühstücken können.“</text:span></text:p>
      <text:p text:style-name="P10">„<text:span text:style-name="T9">Natürlich.“</text:span></text:p>
      <text:p text:style-name="P11">Als sich Felix seinen Café holt und sich hinsetzt, schaut er zu seinem Freund um seine Bestätigung zu erhalten, dass er wirklich gut genug ist, und er erhält diese durch ein Nicken.</text:p>
      <text:p text:style-name="P11">„<text:span text:style-name="T11">Komm setzt dich her.“</text:span></text:p>
      <text:p text:style-name="P12">Felix setzt sich zu Alex an den Tisch und sagt: „Ich hab ein paar Sachen herausgesucht, die interessant klingen. Können wir die uns dann nach<text:span text:style-name="T12">dem Frühstück </text:span>gemeinsam anschauen und du entscheidest was wir davon machen?“</text:p>
      <text:p text:style-name="P12">„Gute Idee. <text:span text:style-name="T12">Ich würde dieses Wochenende eher gemütlich gestalten, was hältst du davon, dass wir heute am Nachmittag baden gehen?“</text:span></text:p>
      <text:p text:style-name="P13">Felix überlegt einen Moment nach und geht dabei die verschiedenen Möglichkeiten durch, wo sie baden gehen könnten.</text:p>
      <text:p text:style-name="P13">„Können wir bei dem einen kleinen See baden gehen, wo fast keiner ist?“</text:p>
      <text:p text:style-name="P13">„Ja passt. Dann können wir <text:span text:style-name="T13">uns </text:span>wirklich entspannen.“</text:p>
      <text:p text:style-name="P14">Während beide gemütlich essen, erkundigt sich Alex: „Hast du was schönes geträumt?“</text:p>
      <text:p text:style-name="P14">„Schön nicht direkt, aber witzig. Ich hatte für morgen ein Wellensittichcafé herausgesucht, und ich hatte geträumt, dass ich einer von denen bin.“</text:p>
      <text:p text:style-name="P14">„Was hast du als Wellensittich gemacht?“</text:p>
      <text:p text:style-name="P14">„Ich hatte die Löffel von den Gästen geklaut, zu Musik getanzt und mit Gästen gezwitschert.“</text:p>
      <text:p text:style-name="P14">„OK das klingt wirklich witzig. Wie heißt dieses Café? Das klingt nach etwas, wo ich hingehen wollen würde.“</text:p>
      <text:p text:style-name="P14">„Es heißt Federleicht. Ich zeig dir dann nachher deren Website.“</text:p>
      <text:p text:style-name="P14">„Ja passt.“</text:p>
      <text:p text:style-name="P14">„<text:span text:style-name="T14">Hast du was spannendes oder witziges geträumt?“</text:span></text:p>
      <text:p text:style-name="P14">„<text:span text:style-name="T14">Ich hab davon geträumt, dass wir zwei beim Konzert auf der Bühne standen und wir viele Fans hatten.“</text:span></text:p>
      <text:p text:style-name="P14">„<text:span text:style-name="T14">Schöner Traum.“</text:span></text:p>
      <text:p text:style-name="P15">Alexander wird vor Felix fertig.</text:p>
      <text:p text:style-name="P15">„Du ich warte hier auf dich, ich will dich nicht alleine lassen aber lass dich nicht stressen, wir haben Zei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7T20:14:04.422154067</meta:creation-date>
    <meta:generator>LibreOffice/25.8.3.2$Linux_X86_64 LibreOffice_project/580$Build-2</meta:generator>
    <dc:date>2025-11-29T11:53:15.944769108</dc:date>
    <meta:editing-duration>PT22H47M45S</meta:editing-duration>
    <meta:editing-cycles>15</meta:editing-cycles>
    <meta:document-statistic meta:table-count="0" meta:image-count="0" meta:object-count="0" meta:page-count="2" meta:paragraph-count="57" meta:word-count="861" meta:character-count="5107" meta:non-whitespace-character-count="4303"/>
  </office:meta>
</office:document-meta>
</file>